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01f" officeooo:paragraph-rsid="0019c01f"/>
    </style:style>
    <style:style style:name="P2" style:family="paragraph" style:parent-style-name="Standard">
      <style:text-properties officeooo:rsid="0019c01f" officeooo:paragraph-rsid="001afd45"/>
    </style:style>
    <style:style style:name="P3" style:family="paragraph" style:parent-style-name="Standard">
      <style:text-properties officeooo:rsid="001afd45" officeooo:paragraph-rsid="001afd45"/>
    </style:style>
    <style:style style:name="P4" style:family="paragraph" style:parent-style-name="Standard">
      <style:text-properties officeooo:paragraph-rsid="0019c01f"/>
    </style:style>
    <style:style style:name="P5" style:family="paragraph" style:parent-style-name="Standard">
      <style:text-properties officeooo:rsid="001bb540" officeooo:paragraph-rsid="001bb540"/>
    </style:style>
    <style:style style:name="P6" style:family="paragraph" style:parent-style-name="Standard">
      <style:text-properties fo:font-weight="bold" officeooo:rsid="0019c01f" officeooo:paragraph-rsid="0019c01f" style:font-weight-asian="bold" style:font-weight-complex="bold"/>
    </style:style>
    <style:style style:name="P7" style:family="paragraph" style:parent-style-name="Standard">
      <style:text-properties officeooo:paragraph-rsid="00216e66"/>
    </style:style>
    <style:style style:name="P8" style:family="paragraph" style:parent-style-name="Standard">
      <style:text-properties officeooo:rsid="0022f7ed" officeooo:paragraph-rsid="0022f7ed" fo:background-color="#ffff00"/>
    </style:style>
    <style:style style:name="P9" style:family="paragraph" style:parent-style-name="Standard">
      <style:text-properties officeooo:rsid="00230a6e" officeooo:paragraph-rsid="00230a6e"/>
    </style:style>
    <style:style style:name="P10" style:family="paragraph" style:parent-style-name="Standard">
      <style:text-properties fo:color="#0066cc" fo:font-size="28pt" fo:font-weight="bold" officeooo:rsid="0019c01f" officeooo:paragraph-rsid="0019c01f" style:font-size-asian="28pt" style:font-weight-asian="bold" style:font-size-complex="28pt" style:font-weight-complex="bold"/>
    </style:style>
    <style:style style:name="P11" style:family="paragraph" style:parent-style-name="Standard">
      <style:text-properties officeooo:rsid="00216e66" officeooo:paragraph-rsid="00216e66"/>
    </style:style>
    <style:style style:name="P12" style:family="paragraph" style:parent-style-name="Standard">
      <style:text-properties officeooo:rsid="00286df0" officeooo:paragraph-rsid="00286df0"/>
    </style:style>
    <style:style style:name="P13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rsid="00286df0" officeooo:paragraph-rsid="00286df0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6e66" officeooo:paragraph-rsid="00286df0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6e66" officeooo:paragraph-rsid="00286df0" fo:background-color="#ffffff" style:font-size-asian="12pt" style:font-size-complex="12pt" loext:padding="0cm" loext:border="none"/>
    </style:style>
    <style:style style:name="P16" style:family="paragraph" style:parent-style-name="Standard">
      <style:text-properties officeooo:rsid="0022f7ed" officeooo:paragraph-rsid="00286df0" fo:background-color="#ffff00"/>
    </style:style>
    <style:style style:name="P17" style:family="paragraph" style:parent-style-name="Standard">
      <style:text-properties officeooo:rsid="002dfa08" officeooo:paragraph-rsid="002dfa08"/>
    </style:style>
    <style:style style:name="P18" style:family="paragraph" style:parent-style-name="Standard">
      <style:text-properties fo:font-weight="bold" officeooo:rsid="0019c01f" officeooo:paragraph-rsid="0019c01f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16e66" fo:background-color="#ffffff" style:font-size-asian="12pt" style:font-size-complex="12pt" loext:padding="0cm" loext:border="none"/>
    </style:style>
    <style:style style:name="T1" style:family="text">
      <style:text-properties officeooo:rsid="0019c01f"/>
    </style:style>
    <style:style style:name="T2" style:family="text">
      <style:text-properties officeooo:rsid="001afd45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252525" style:font-name="sans-serif" fo:font-size="10.5pt" fo:letter-spacing="normal" fo:font-style="italic" fo:font-weight="normal" officeooo:rsid="00216e66" style:font-style-asian="italic" style:font-style-complex="italic"/>
    </style:style>
    <style:style style:name="T6" style:family="text">
      <style:text-properties fo:font-variant="normal" fo:text-transform="none" fo:color="#000000" style:font-name="Helvetica Neue" fo:font-size="9.7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8" style:family="text">
      <style:text-properties officeooo:rsid="001bb540"/>
    </style:style>
    <style:style style:name="T9" style:family="text">
      <style:text-properties officeooo:rsid="001be2d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c01f" style:font-weight-asian="bold" style:font-weight-complex="bold"/>
    </style:style>
    <style:style style:name="T12" style:family="text">
      <style:text-properties fo:font-weight="bold" officeooo:rsid="001afd45" style:font-weight-asian="bold" style:font-weight-complex="bold"/>
    </style:style>
    <style:style style:name="T13" style:family="text">
      <style:text-properties officeooo:rsid="00216e66"/>
    </style:style>
    <style:style style:name="T14" style:family="text">
      <style:text-properties fo:font-style="italic" officeooo:rsid="00216e66" style:font-style-asian="italic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roducció a multimedia</text:p>
      <text:p text:style-name="P1"/>
      <text:p text:style-name="P6">1. Cerca informació sobre els següents formats gràfics i indica si són raw, contenidors, imatges de bits o vectorials, comprimits i quin algorisme de compressió utilitzen si són comprimits: gif, jpeg, png, psd, xcf, svg</text:p>
      <text:p text:style-name="P1"/>
      <text:p text:style-name="P4"><text:span text:style-name="T11">· gif:</text:span><text:span text:style-name="T1"> es un bitmap. Usa el algoritmo de compresión LZW</text:span></text:p>
      <text:p text:style-name="P1"><text:span text:style-name="T10">· </text:span><text:span text:style-name="T12">jpeg:</text:span><text:span text:style-name="T2"> es un bitmap con un formato de imagen comprimido.</text:span></text:p>
      <text:p text:style-name="P3"><text:span text:style-name="T10">· png:</text:span> es otro bitmap con un algoritmo de compresión sin pérdida para bitmaps no sujeto a patentes</text:p>
      <text:p text:style-name="P3"><text:span text:style-name="T10">· psd:</text:span> soporta el formato RAW y es un formato de photoshop, pudiendo contener cualquiera de los formatos que aquí se peguntan. <text:span text:style-name="T8">No usa formato de compresión. Podría decirse que es un archivo contenedor.</text:span></text:p>
      <text:p text:style-name="P3"><text:span text:style-name="T10">· xcf:</text:span> <text:span text:style-name="T8">es un formato que usa gimp, vendría a ser el equivalente al psd de photoshop y tener las características descritas anteriormente. No usa formato de compresíon</text:span> </text:p>
      <text:p text:style-name="P5"><text:span text:style-name="T10">· svg:</text:span> <text:span text:style-name="T9">es un formato de imagen vectorial. No usa método de compresión para dar mayor resolución a la imagen. </text:span></text:p>
      <text:p text:style-name="P2"/>
      <text:p text:style-name="P6">2. Diferencia entre llicència de creació i llicència d’ús de material multimèdia. Què és i quins avantatges ens aporten els continguts Creative Commons?</text:p>
      <text:p text:style-name="P7"><text:span text:style-name="T13">Licencia de creación es cuando una empresa privada crea un formato de imagen con una compresión determinada y debemos pagar para usarla, como es el caso del .gif: </text:span><text:span text:style-name="T14">“</text:span><text:span text:style-name="T4">Unisys </text:span><text:span text:style-name="T5">es</text:span><text:span text:style-name="T4"> propietario de la patente del algoritmo </text:span><text:span text:style-name="T5">LZW </text:span><text:span text:style-name="T4">que se utiliza en el formato GIF</text:span><text:span text:style-name="T3">”</text:span></text:p>
      <text:p text:style-name="P11">A diferencia de ésto, el formato .png no está sujeto a patentes, por lo que puede ser usada por cualquier programa.</text:p>
      <text:p text:style-name="P11"/>
      <text:p text:style-name="P12">Las licencias creative commons pueden ser de varios tipos, por ejemplo, puedes seleccionar si tu obra puede ser de uso comercial, que se reconozca tu autoría, que se puedan o no hacer obras derivadas, es decir, que se pueda explotar la obra que has creado, o que se pueda compartir la obra. </text:p>
      <text:p text:style-name="P12"/>
      <text:p text:style-name="P12">Aquí van seis ejemplos:</text:p>
      <text:p text:style-name="P12"><text:span text:style-name="Strong_20_Emphasis"><text:span text:style-name="T6">Reconocimiento (by):</text:span></text:span><text:span text:style-name="T7"> Se permite cualquier explotación de la obra, incluyendo una finalidad comercial, así como la creación de obras derivadas, la distribución de las cuales también está permitida sin ninguna restricción.</text:span></text:p>
      <text:p text:style-name="P13"/>
      <text:p text:style-name="P12"><text:span text:style-name="Strong_20_Emphasis"><text:span text:style-name="T6">Reconocimiento – NoComercial (by-nc): </text:span></text:span><text:span text:style-name="T7">Se permite la generación de obras derivadas siempre que no se haga un uso comercial. Tampoco se puede utilizar la obra original con finalidades comerciales.</text:span></text:p>
      <text:p text:style-name="P13"/>
      <text:p text:style-name="P12"><text:span text:style-name="Strong_20_Emphasis"><text:span text:style-name="T6">Reconocimiento – NoComercial – CompartirIgual (by-nc-sa): </text:span></text:span><text:span text:style-name="T7">No se permite un uso comercial de la obra original ni de las posibles obras derivadas, la distribución de las cuales se debe hacer con una licencia igual a la que regula la obra original.</text:span></text:p>
      <text:p text:style-name="P13"/>
      <text:p text:style-name="P12"><text:span text:style-name="Strong_20_Emphasis"><text:span text:style-name="T6">Reconocimiento – NoComercial – SinObraDerivada (by-nc-nd): </text:span></text:span><text:span text:style-name="T7">No se permite un uso comercial de la obra original ni la generación de obras derivadas.</text:span></text:p>
      <text:p text:style-name="P13"/>
      <text:p text:style-name="P12"><text:span text:style-name="Strong_20_Emphasis"><text:span text:style-name="T6">Reconocimiento – CompartirIgual (by-sa): </text:span></text:span><text:span text:style-name="T7">Se permite el uso comercial de la obra y de las posibles obras derivadas, la distribución de las cuales se debe hacer con una licencia igual a la que regula la obra original.</text:span></text:p>
      <text:p text:style-name="P13"/>
      <text:p text:style-name="P12"><text:span text:style-name="Strong_20_Emphasis"><text:span text:style-name="T6">Reconocimiento – SinObraDerivada (by-nd): </text:span></text:span><text:span text:style-name="T7">Se permite el uso comercial de la obra pero no la generación de obras derivadas.</text:span></text:p>
      <text:p text:style-name="P13"/>
      <text:p text:style-name="P13"/>
      <text:p text:style-name="P13"/>
      <text:p text:style-name="P13"/>
      <text:p text:style-name="P13"/>
      <text:p text:style-name="P14"><text:soft-page-break/>Ventajas derivadas del uso de Creative Commons:</text:p>
      <text:p text:style-name="P14"/>
      <text:p text:style-name="P15">·         Hay un beneficio muto entre creador y usuario (beneficio compartido).</text:p>
      <text:p text:style-name="P19">·         Hay una probabilidad mayor de ser citado como autor.</text:p>
      <text:p text:style-name="P19">·         Menor posibilidad que el usuario haga un mal uso del contenido de la obra.</text:p>
      <text:p text:style-name="P19">·         Es gratuito.</text:p>
      <text:p text:style-name="P19">·         Presenta diferentes alternativas de licencia.</text:p>
      <text:p text:style-name="P19">·         No queda excluida la posibilidad de obtener un permiso expreso del autor de la obra para <text:tab/>realizar actividades no permitidas por la licencia.</text:p>
      <text:p text:style-name="P19">·         Se sustenta en los derechos del copyright.</text:p>
      <text:p text:style-name="P19">·         Pueden tener mayor difusión las obras.</text:p>
      <text:p text:style-name="P19">·         Puede licenciarse casi todo tipo de obra.</text:p>
      <text:p text:style-name="P19">·         Puede ayudar a combatir la piratería.</text:p>
      <text:p text:style-name="P19">·         Puede licenciar como autor único o como sociedad de autores.</text:p>
      <text:p text:style-name="P19">·         Facilitar el trabajo a otras personas al poder usar las obras para complementar su propio <text:tab/>trabajo, siempre guardando la autoría del documento original.</text:p>
      <text:p text:style-name="P19">·         Se protege la propiedad intelectual, pero se tiene acceso a la cultura, a la información y para <text:tab/>ser más amplio a la educación.</text:p>
      <text:p text:style-name="P16"/>
      <text:p text:style-name="P1"/>
      <text:p text:style-name="P6">3. Comprova si tens instal·lats els programes gimp i inkscape, en cas contrari instal·la’ls. Quina és la funcionalitat de cadascun (amb quin tipus d’imatges, bitmap o vectorial, treballen principalment)?</text:p>
      <text:p text:style-name="P9">Gimp trabaja sobre todo con bitmaps, pero inkscape es un programa vectorial muy parecido a Illustrator de adobe</text:p>
      <text:p text:style-name="P1"/>
      <text:p text:style-name="P6">4. Genera un logotip animat per una empresa teva inventada. Utilitza el programa gimp. Quin format de fitxer has generat? Col·loca’l a un web teu.</text:p>
      <text:p text:style-name="P17">fgdgdfgfdggd</text:p>
      <text:p text:style-name="P1"/>
      <text:p text:style-name="P6">5. Genera un fons estàtic amb reflexos semblant al de la imatge i botons amb transparències utilitzant inkscape. Aplica’l al web on has inserit el logotip. Si no has utilitzat transparències al logo modifica’l per tal que quedi integrat sense fons blancs.</text:p>
      <text:p text:style-name="P17">gddfgdfg</text:p>
      <text:p text:style-name="P1"/>
      <text:p text:style-name="P6">6. Per finalitzar realitza una web amb motius nadalencs. Tema lliure: botiga, bloc, videojocs, etc. Han d’haver arbres, neu, ninots de neu, llums de nadal, regals, etc. afegits al tema principal de la pàgina. Si agafes imatges amb copyright identifica d’on les has obtingut i afegeix un text al peu on et pugui eximir de qualsevol responsabilitat. Si són amb copyleft (creative commons) indica l’autor o la web d’on les has obtingut. Si les crees tu indica-ho també.</text:p>
      <text:p text:style-name="P17">dfdgdfg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8:57:47.872976267</meta:creation-date>
    <dc:date>2016-12-21T16:28:17.162977392</dc:date>
    <meta:editing-duration>PT54M26S</meta:editing-duration>
    <meta:editing-cycles>18</meta:editing-cycles>
    <meta:generator>LibreOffice/5.1.4.2$Linux_x86 LibreOffice_project/10m0$Build-2</meta:generator>
    <meta:document-statistic meta:table-count="0" meta:image-count="0" meta:object-count="0" meta:page-count="2" meta:paragraph-count="41" meta:word-count="836" meta:character-count="5179" meta:non-whitespace-character-count="4267"/>
  </office:meta>
</office:document-meta>
</file>